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4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5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T1" style:family="text">
      <style:text-properties officeooo:rsid="00126a6a"/>
    </style:style>
    <style:style style:name="T2" style:family="text">
      <style:text-properties officeooo:rsid="00133bc3"/>
    </style:style>
    <style:style style:name="T3" style:family="text">
      <style:text-properties officeooo:rsid="0013ca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2">\AVR_freaks_second_posting\Projects<text:tab/><text:tab/>Test results</text:span></text:p>
      <text:p text:style-name="Standard"/>
      <text:p text:style-name="P1">1_first_project</text:p>
      <text:p text:style-name="P2"/>
      <text:p text:style-name="P3">All examples successfully recompiled</text:p>
      <text:p text:style-name="P3"/>
      <text:p text:style-name="P4">Example 1<text:tab/>OK</text:p>
      <text:p text:style-name="P4">Example 2<text:tab/>OK</text:p>
      <text:p text:style-name="P4">Example 3<text:tab/>OK</text:p>
      <text:p text:style-name="P5">Example <text:span text:style-name="T3">4</text:span><text:tab/>OK</text:p>
      <text:p text:style-name="P5">Example <text:span text:style-name="T3">5</text:span><text:tab/>OK</text:p>
      <text:p text:style-name="P5">Example <text:span text:style-name="T3">6</text:span><text:tab/>OK</text:p>
      <text:p text:style-name="P5">Example <text:span text:style-name="T3">7</text:span><text:tab/>OK</text:p>
      <text:p text:style-name="P5">Example <text:span text:style-name="T3">8</text:span><text:tab/>OK</text:p>
      <text:p text:style-name="P5">Example <text:span text:style-name="T3">9</text:span><text:tab/>OK</text:p>
      <text:p text:style-name="P5">Example <text:span text:style-name="T3">10</text:span><text:tab/>OK</text:p>
      <text:p text:style-name="P5">Example <text:span text:style-name="T3">11</text:span><text:tab/>OK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06T16:03:37.504000000</dc:date>
    <meta:editing-duration>PT22M14S</meta:editing-duration>
    <meta:editing-cycles>2</meta:editing-cycles>
    <meta:document-statistic meta:table-count="0" meta:image-count="0" meta:object-count="0" meta:page-count="1" meta:paragraph-count="14" meta:word-count="42" meta:character-count="260" meta:non-whitespace-character-count="231"/>
  </office:meta>
</office:document-meta>
</file>